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solid" draw:fill-color="#ff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  <style:text-properties style:font-name="Comic Sans MS" fo:font-size="30pt" style:font-size-asian="30pt" style:font-size-complex="30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0" draw:id="id10" draw:layer="layout" svg:width="1.018cm" svg:height="0.961cm" svg:x="5.7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018cm" svg:height="0.961cm" svg:x="4.682cm" svg:y="11.8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018cm" svg:height="0.961cm" svg:x="26.1cm" svg:y="11.1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018cm" svg:height="0.961cm" svg:x="23.3cm" svg:y="8.139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4cm" svg:height="18.4cm" svg:x="21.4cm" svg:y="1.3cm">
          <text:p text:style-name="P2"><text:span text:style-name="T1">MCU 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8cm" svg:height="18.4cm" svg:x="1.4cm" svg:y="1.3cm">
          <text:p text:style-name="P2"><text:span text:style-name="T1">Your PC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855cm" svg:height="2.3cm" svg:x="12.3cm" svg:y="13.7cm">
          <text:p text:style-name="P2"><text:span text:style-name="T1">gdb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4.009cm" svg:height="2.3cm" svg:x="22.691cm" svg:y="13.7cm">
          <text:p text:style-name="P2"><text:span text:style-name="T1">JTAG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9.155cm" svg:y1="14.85cm" svg:x2="22.691cm" svg:y2="14.85cm" draw:start-shape="id1" draw:start-glue-point="1" draw:end-shape="id2" svg:d="m19155 14850h3536" svg:viewBox="0 0 3537 1">
          <text:p/>
        </draw:connector>
        <draw:custom-shape draw:style-name="gr4" draw:text-style-name="P1" xml:id="id7" draw:id="id7" draw:layer="layout" svg:width="6cm" svg:height="2.3cm" svg:x="25.1cm" svg:y="9.8cm">
          <text:p text:style-name="P2"><text:span text:style-name="T1">FlashRO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5.8cm" svg:x="22.1cm" svg:y="3.3cm">
          <text:p text:style-name="P2"><text:span text:style-name="T1">MCU (CPU)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24.695cm" svg:y1="13.7cm" svg:x2="26.609cm" svg:y2="12.1cm" draw:start-shape="id2" draw:start-glue-point="0" draw:end-shape="id3" svg:d="m24695 13700c0-1200 1914-400 1914-1600" svg:viewBox="0 0 1915 1601">
          <text:p/>
        </draw:connector>
        <draw:connector draw:style-name="gr5" draw:text-style-name="P2" draw:layer="layout" draw:type="curve" svg:x1="24.695cm" svg:y1="13.7cm" svg:x2="23.809cm" svg:y2="9.1cm" draw:start-shape="id2" draw:start-glue-point="0" draw:end-shape="id4" svg:d="m24695 13700c0-3450-886-1150-886-4600" svg:viewBox="0 0 887 4601">
          <text:p/>
        </draw:connector>
        <draw:custom-shape draw:style-name="gr6" draw:text-style-name="P1" draw:layer="layout" svg:width="7.3cm" svg:height="2.7cm" svg:x="2.2cm" svg:y="3.8cm">
          <text:p text:style-name="P2"><text:span text:style-name="T1">Source 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6.5cm" svg:height="2.3cm" svg:x="2.6cm" svg:y="10.5cm">
          <text:p text:style-name="P2"><text:span text:style-name="T1">Object 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cm" svg:height="5.1cm" svg:x="4cm" svg:y="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8.11cm" svg:height="2.3cm" svg:x="5.5cm" svg:y="7cm">
          <text:p text:style-name="P2"><text:span text:style-name="T1">Cross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6.855cm" svg:height="2.3cm" svg:x="12.3cm" svg:y="16.8cm">
          <text:p text:style-name="P2"><text:span text:style-name="T1">Flashing 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4.009cm" svg:height="2.3cm" svg:x="22.7cm" svg:y="16.8cm">
          <text:p text:style-name="P2"><text:span text:style-name="T1">?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9.155cm" svg:y1="17.95cm" svg:x2="22.7cm" svg:y2="17.95cm" draw:start-shape="id5" draw:start-glue-point="1" draw:end-shape="id6" draw:end-glue-point="3" svg:d="m19155 17950h3545" svg:viewBox="0 0 3546 1">
          <text:p/>
        </draw:connector>
        <draw:connector draw:style-name="gr5" draw:text-style-name="P2" draw:layer="layout" draw:type="curve" svg:x1="26.709cm" svg:y1="17.95cm" svg:x2="28.1cm" svg:y2="12.1cm" draw:start-shape="id6" draw:start-glue-point="1" draw:end-shape="id7" svg:d="m26709 17950c928 0 1391-1950 1391-5850" svg:viewBox="0 0 1392 5851">
          <text:p/>
        </draw:connector>
        <draw:custom-shape draw:style-name="gr3" draw:text-style-name="P1" xml:id="id8" draw:id="id8" draw:layer="layout" svg:width="3.112cm" svg:height="2.3cm" svg:x="7.588cm" svg:y="13.701cm">
          <text:p text:style-name="P2"><text:span text:style-name="T1">g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curve" svg:x1="10.7cm" svg:y1="14.851cm" svg:x2="12.3cm" svg:y2="14.85cm" draw:start-shape="id8" draw:start-glue-point="1" draw:end-shape="id1" draw:end-glue-point="3" svg:d="m10700 14851c1200 0 400-1 1600-1" svg:viewBox="0 0 1601 2">
          <text:p/>
        </draw:connector>
        <draw:connector draw:style-name="gr5" draw:text-style-name="P2" draw:layer="layout" draw:type="curve" svg:x1="5.191cm" svg:y1="12.8cm" svg:x2="12.3cm" svg:y2="17.95cm" draw:start-shape="id9" draw:start-glue-point="2" draw:end-shape="id5" draw:end-glue-point="3" svg:d="m5191 12800c0 3434 2369 5150 7109 5150" svg:viewBox="0 0 7110 5151">
          <text:p/>
        </draw:connector>
        <draw:connector draw:style-name="gr5" draw:text-style-name="P2" draw:layer="layout" draw:type="curve" svg:x1="6.209cm" svg:y1="12.761cm" svg:x2="7.588cm" svg:y2="14.851cm" draw:start-shape="id10" draw:start-glue-point="2" draw:end-shape="id8" draw:end-glue-point="3" svg:d="m6209 12761c0 1394 459 2090 1379 2090" svg:viewBox="0 0 1380 2091">
          <text:p/>
        </draw:connector>
        <draw:custom-shape draw:style-name="gr4" draw:text-style-name="P1" xml:id="id12" draw:id="id12" draw:layer="layout" svg:width="6.5cm" svg:height="2.3cm" svg:x="12.6cm" svg:y="3.8cm">
          <text:p text:style-name="P2"><text:span text:style-name="T1">Consol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9cm" svg:height="1.965cm" svg:x="27.7cm" svg:y="7.435cm">
          <text:p text:style-name="P2"><text:span text:style-name="T1">Eth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9cm" svg:height="1.965cm" svg:x="27.7cm" svg:y="5.2cm">
          <text:p text:style-name="P2"><text:span text:style-name="T1">Periphera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5.9cm" svg:height="1.965cm" svg:x="20.8cm" svg:y="6.6cm">
          <text:p text:style-name="P2"><text:span text:style-name="T1">Serial port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20.8cm" svg:y1="7.582cm" svg:x2="15.85cm" svg:y2="6.1cm" draw:start-shape="id11" draw:end-shape="id12" draw:end-glue-point="2" svg:d="m20800 7582c-3300 0-4950-494-4950-1482" svg:viewBox="0 0 4951 1483">
          <text:p/>
        </draw:connector>
        <draw:frame draw:style-name="gr8" draw:text-style-name="P3" draw:layer="layout" svg:width="7.936cm" svg:height="3.205cm" svg:x="9.964cm" svg:y="10.5cm">
          <draw:text-box>
            <text:p><text:span text:style-name="T1">Debug</text:span></text:p>
            <text:p><text:span text:style-name="T1">Flash firmware</text:span></text:p>
          </draw:text-box>
        </draw:frame>
        <draw:frame draw:style-name="gr8" draw:text-style-name="P3" draw:layer="layout" svg:width="7.936cm" svg:height="1.728cm" svg:x="2.464cm" svg:y="17.4cm">
          <draw:text-box>
            <text:p><text:span text:style-name="T1">Flash firmware</text:span></text:p>
          </draw:text-box>
        </draw:frame>
        <draw:frame draw:style-name="gr8" draw:text-style-name="P3" draw:layer="layout" svg:width="4.405cm" svg:height="1.728cm" svg:x="15.5cm" svg:y="7.572cm">
          <draw:text-box>
            <text:p><text:span text:style-name="T1">Monitor</text:span></text:p>
          </draw:text-box>
        </draw:frame>
        <draw:custom-shape draw:style-name="gr9" draw:text-style-name="P2" draw:layer="layout" svg:width="9.8cm" svg:height="4.1cm" svg:x="4.692cm" svg:y="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1-17T18:30:20.494672365</dc:date>
    <dc:creator>Okabe Kiwamu</dc:creator>
    <meta:editing-duration>PT17H58M35S</meta:editing-duration>
    <meta:editing-cycles>255</meta:editing-cycles>
    <meta:generator>LibreOffice/4.1.4.2$Linux_X86_64 LibreOffice_project/410m0$Build-2</meta:generator>
    <meta:document-statistic meta:object-count="34"/>
  </office:meta>
</office:document-meta>
</file>